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856cm" style:rel-column-width="7281*"/>
    </style:style>
    <style:style style:name="Tabla1.I" style:family="table-column">
      <style:table-column-properties style:column-width="2.856cm" style:rel-column-width="7280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style:vertical-align="middle" fo:padding="0.097cm" fo:border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style="italic" officeooo:rsid="0028f896" officeooo:paragraph-rsid="00454434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rsid="0028f896" officeooo:paragraph-rsid="0028f896" style:font-size-asian="10pt" style:font-style-asian="italic" style:font-size-complex="10pt" style:font-style-complex="italic"/>
    </style:style>
    <style:style style:name="P3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8pt" fo:font-weight="bold" officeooo:rsid="00334692" officeooo:paragraph-rsid="00334692" style:font-size-asian="18pt" style:font-weight-asian="bold" style:font-size-complex="18pt" style:font-weight-complex="bold"/>
    </style:style>
    <style:style style:name="P4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5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6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43pt" fo:font-weight="bold" officeooo:rsid="00334692" officeooo:paragraph-rsid="00334692" style:font-size-asian="43pt" style:font-weight-asian="bold" style:font-size-complex="43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454434" officeooo:paragraph-rsid="00454434" style:font-name-asian="Droid Sans Fallback" style:font-size-asian="18pt" style:font-name-complex="FreeSans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5pt" officeooo:rsid="00454434" officeooo:paragraph-rsid="00454434" style:font-name-asian="Droid Sans Fallback" style:font-size-asian="15pt" style:font-name-complex="FreeSans" style:font-size-complex="15pt"/>
    </style:style>
    <style:style style:name="P9" style:family="paragraph" style:parent-style-name="Text_20_body">
      <style:paragraph-properties fo:text-align="center" style:justify-single-word="false"/>
      <style:text-properties officeooo:paragraph-rsid="00454434"/>
    </style:style>
    <style:style style:name="P10" style:family="paragraph" style:parent-style-name="Text_20_body">
      <style:text-properties fo:font-size="12pt" officeooo:rsid="0066fe6d" officeooo:paragraph-rsid="0066fe6d" style:font-size-asian="12pt" style:font-size-complex="12pt"/>
    </style:style>
    <style:style style:name="P11" style:family="paragraph" style:parent-style-name="Text_20_body">
      <style:text-properties fo:font-weight="bold" officeooo:rsid="0065ba4b" officeooo:paragraph-rsid="0065ba4b" style:font-weight-asian="bold" style:font-weight-complex="bold"/>
    </style:style>
    <style:style style:name="P12" style:family="paragraph" style:parent-style-name="Subtitle">
      <style:text-properties fo:font-size="15pt" style:font-size-asian="15pt" style:font-size-complex="15pt"/>
    </style:style>
    <style:style style:name="P13" style:family="paragraph" style:parent-style-name="Subtitle">
      <style:text-properties fo:font-size="15pt" officeooo:rsid="0065ba4b" officeooo:paragraph-rsid="0065ba4b" style:font-size-asian="15pt" style:font-size-complex="15pt"/>
    </style:style>
    <style:style style:name="P14" style:family="paragraph" style:parent-style-name="Subtitle">
      <style:text-properties officeooo:rsid="004fa815" officeooo:paragraph-rsid="004fa815"/>
    </style:style>
    <style:style style:name="P15" style:family="paragraph" style:parent-style-name="Title">
      <style:paragraph-properties fo:break-before="page"/>
      <style:text-properties fo:font-size="18pt" style:font-size-asian="18pt" style:font-size-complex="18pt"/>
    </style:style>
    <style:style style:name="P16" style:family="paragraph" style:parent-style-name="Text_20_body" style:list-style-name="L1">
      <style:text-properties fo:font-size="12pt" fo:font-weight="bold" officeooo:rsid="0066fe6d" officeooo:paragraph-rsid="0066fe6d" style:font-size-asian="12pt" style:font-weight-asian="bold" style:font-size-complex="12pt" style:font-weight-complex="bold"/>
    </style:style>
    <style:style style:name="P17" style:family="paragraph" style:parent-style-name="Text_20_body" style:list-style-name="L2">
      <style:text-properties fo:font-size="12pt" officeooo:rsid="0066fe6d" officeooo:paragraph-rsid="0066fe6d" style:font-size-asian="12pt" style:font-size-complex="12pt"/>
    </style:style>
    <style:style style:name="P18" style:family="paragraph" style:parent-style-name="Text_20_body" style:list-style-name="L3">
      <style:text-properties fo:font-size="12pt" officeooo:rsid="0066fe6d" officeooo:paragraph-rsid="0066fe6d" style:font-size-asian="12pt" style:font-size-complex="12pt"/>
    </style:style>
    <style:style style:name="P19" style:family="paragraph" style:parent-style-name="Text_20_body">
      <style:text-properties fo:font-size="12pt" officeooo:rsid="0066fe6d" officeooo:paragraph-rsid="0066fe6d" style:font-size-asian="12pt" style:font-size-complex="12pt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6819d4" officeooo:paragraph-rsid="006819d4" style:font-weight-asian="bold" style:font-weight-complex="bold"/>
    </style:style>
    <style:style style:name="P22" style:family="paragraph" style:parent-style-name="Text_20_body">
      <style:text-properties fo:font-weight="bold" officeooo:paragraph-rsid="0065ba4b" style:font-weight-asian="bold" style:font-weight-complex="bold"/>
    </style:style>
    <style:style style:name="P23" style:family="paragraph" style:parent-style-name="Text_20_body">
      <style:text-properties fo:font-weight="bold" officeooo:rsid="0065ba4b" officeooo:paragraph-rsid="0065ba4b" style:font-weight-asian="bold" style:font-weight-complex="bold"/>
    </style:style>
    <style:style style:name="P24" style:family="paragraph" style:parent-style-name="Text_20_body">
      <style:text-properties fo:font-weight="normal" officeooo:rsid="006819d4" officeooo:paragraph-rsid="006819d4" style:font-weight-asian="normal" style:font-weight-complex="normal"/>
    </style:style>
    <style:style style:name="P25" style:family="paragraph" style:parent-style-name="Text_20_body" style:list-style-name="L6">
      <style:text-properties fo:font-weight="normal" officeooo:rsid="006819d4" officeooo:paragraph-rsid="006819d4" style:font-weight-asian="normal" style:font-weight-complex="normal"/>
    </style:style>
    <style:style style:name="P26" style:family="paragraph" style:parent-style-name="Text_20_body" style:list-style-name="L7">
      <style:text-properties fo:font-weight="normal" officeooo:rsid="006819d4" officeooo:paragraph-rsid="006819d4" style:font-weight-asian="normal" style:font-weight-complex="normal"/>
    </style:style>
    <style:style style:name="P27" style:family="paragraph" style:parent-style-name="Text_20_body" style:list-style-name="L8">
      <style:text-properties fo:font-weight="normal" officeooo:rsid="006819d4" officeooo:paragraph-rsid="006819d4" style:font-weight-asian="normal" style:font-weight-complex="normal"/>
    </style:style>
    <style:style style:name="P28" style:family="paragraph" style:parent-style-name="Text_20_body" style:list-style-name="L9">
      <style:text-properties fo:font-weight="normal" officeooo:rsid="006819d4" officeooo:paragraph-rsid="006819d4" style:font-weight-asian="normal" style:font-weight-complex="normal"/>
    </style:style>
    <style:style style:name="P29" style:family="paragraph" style:parent-style-name="Text_20_body" style:list-style-name="L10">
      <style:text-properties fo:font-weight="normal" officeooo:rsid="006819d4" officeooo:paragraph-rsid="0069172d" style:font-weight-asian="normal" style:font-weight-complex="normal"/>
    </style:style>
    <style:style style:name="P30" style:family="paragraph" style:parent-style-name="Text_20_body" style:list-style-name="L10">
      <style:text-properties fo:font-weight="normal" officeooo:rsid="006819d4" officeooo:paragraph-rsid="006819d4" style:font-weight-asian="normal" style:font-weight-complex="normal"/>
    </style:style>
    <style:style style:name="P31" style:family="paragraph" style:parent-style-name="Text_20_body" style:list-style-name="L11">
      <style:text-properties fo:font-weight="normal" officeooo:rsid="006819d4" officeooo:paragraph-rsid="0069172d" style:font-weight-asian="normal" style:font-weight-complex="normal"/>
    </style:style>
    <style:style style:name="P32" style:family="paragraph" style:parent-style-name="Text_20_body" style:list-style-name="L11">
      <style:text-properties fo:font-weight="normal" officeooo:rsid="006819d4" officeooo:paragraph-rsid="006819d4" style:font-weight-asian="normal" style:font-weight-complex="normal"/>
    </style:style>
    <style:style style:name="P33" style:family="paragraph" style:parent-style-name="Text_20_body" style:list-style-name="L12">
      <style:text-properties fo:font-weight="normal" officeooo:rsid="006819d4" officeooo:paragraph-rsid="0069172d" style:font-weight-asian="normal" style:font-weight-complex="normal"/>
    </style:style>
    <style:style style:name="P34" style:family="paragraph" style:parent-style-name="Text_20_body" style:list-style-name="L12">
      <style:text-properties fo:font-weight="normal" officeooo:rsid="006819d4" officeooo:paragraph-rsid="006819d4" style:font-weight-asian="normal" style:font-weight-complex="normal"/>
    </style:style>
    <style:style style:name="P35" style:family="paragraph" style:parent-style-name="Text_20_body">
      <style:text-properties fo:font-weight="normal" officeooo:rsid="0069172d" officeooo:paragraph-rsid="0069172d" style:font-weight-asian="normal" style:font-weight-complex="normal"/>
    </style:style>
    <style:style style:name="P36" style:family="paragraph" style:parent-style-name="Subtitle">
      <style:text-properties fo:font-size="15pt" officeooo:rsid="005a572a" style:font-size-asian="15pt" style:font-size-complex="15pt"/>
    </style:style>
    <style:style style:name="P37" style:family="paragraph" style:parent-style-name="Title">
      <style:text-properties officeooo:paragraph-rsid="0065ba4b"/>
    </style:style>
    <style:style style:name="P38" style:family="paragraph" style:parent-style-name="Title" style:master-page-name="Landscape">
      <style:paragraph-properties style:page-number="auto"/>
      <style:text-properties officeooo:paragraph-rsid="0065ba4b"/>
    </style:style>
    <style:style style:name="P39" style:family="paragraph" style:parent-style-name="Header">
      <style:text-properties fo:font-size="10pt" fo:font-style="italic" officeooo:rsid="0028f896" officeooo:paragraph-rsid="006c39b2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69172d" officeooo:paragraph-rsid="0069172d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699542" officeooo:paragraph-rsid="00699542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6a11da" officeooo:paragraph-rsid="006a11da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6b51ed" officeooo:paragraph-rsid="006b51ed" style:font-size-asian="12pt" style:font-size-complex="12pt"/>
    </style:style>
    <style:style style:name="T1" style:family="text">
      <style:text-properties officeooo:rsid="004fa815"/>
    </style:style>
    <style:style style:name="T2" style:family="text">
      <style:text-properties officeooo:rsid="0045443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5pt" officeooo:rsid="00454434" style:font-name-asian="Droid Sans Fallback" style:font-size-asian="15pt" style:font-name-complex="FreeSans" style:font-size-complex="15pt"/>
    </style:style>
    <style:style style:name="T5" style:family="text">
      <style:text-properties style:font-name="Liberation Sans" style:font-name-asian="Droid Sans Fallback" style:font-name-complex="FreeSans"/>
    </style:style>
    <style:style style:name="T6" style:family="text">
      <style:text-properties style:font-name="Liberation Sans" officeooo:rsid="00454434" style:font-name-asian="Droid Sans Fallback" style:font-name-complex="FreeSans"/>
    </style:style>
    <style:style style:name="T7" style:family="text">
      <style:text-properties style:font-name="Liberation Sans" fo:font-size="18pt" style:font-name-asian="Droid Sans Fallback" style:font-size-asian="18pt" style:font-name-complex="FreeSans" style:font-size-complex="18pt"/>
    </style:style>
    <style:style style:name="T8" style:family="text">
      <style:text-properties style:font-name="Liberation Sans" fo:font-size="18pt" officeooo:rsid="00454434" style:font-name-asian="Droid Sans Fallback" style:font-size-asian="18pt" style:font-name-complex="FreeSans" style:font-size-complex="18pt"/>
    </style:style>
    <style:style style:name="T9" style:family="text">
      <style:text-properties style:font-name="Liberation Sans" fo:font-size="18pt" officeooo:rsid="0065ba4b" style:font-name-asian="Droid Sans Fallback" style:font-size-asian="18pt" style:font-name-complex="FreeSans" style:font-size-complex="18pt"/>
    </style:style>
    <style:style style:name="T10" style:family="text">
      <style:text-properties officeooo:rsid="0065ba4b"/>
    </style:style>
    <style:style style:name="T11" style:family="text">
      <style:text-properties officeooo:rsid="0069172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6a11da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6"/>
        <text:p text:style-name="P6"/>
        <text:p text:style-name="P6"/>
        <text:p text:style-name="Title">Práctica <text:span text:style-name="T10">3</text:span> – <text:span text:style-name="T10">Computación Distribuida y Escalable con Hadoop</text:span></text:p>
        <text:p text:style-name="P3"/>
        <text:p text:style-name="P4"/>
        <text:p text:style-name="P5"/>
        <text:p text:style-name="P5"/>
        <text:p text:style-name="P14">Cloud Computing: Servicios y Aplicaciones</text:p>
        <text:p text:style-name="Subtitle">Máster Universitario en Ingeniería Informática</text:p>
        <text:p text:style-name="P7">Curso 2015 - 2016</text:p>
        <text:p text:style-name="P12">Germán Martínez Maldonado</text:p>
        <text:p text:style-name="P8">54097023B</text:p>
        <text:p text:style-name="P9"><text:a xlink:type="simple" xlink:href="mailto:germanm@correo.ugr.es" text:style-name="Internet_20_link" text:visited-style-name="Visited_20_Internet_20_Link"><text:span text:style-name="T4">germanm@correo.ugr.es</text:span></text:a></text:p>
        <text:p text:style-name="P15"><text:span text:style-name="T6">O</text:span><text:span text:style-name="T5">bjetivo N.º 1</text:span></text:p>
        <text:p text:style-name="P36">Cálculo de estadísticos básicos</text:p>
        <text:p text:style-name="P11">Utilizando como base el conjunto de datos ECBDL14 situado en la carpeta <text:span text:style-name="T3">/user/daniel/ECBDL14_10columns/ECBDL14_10.data</text:span> obtener los siguiente valores:</text:p>
        <text:p text:style-name="P11"/>
        <text:p text:style-name="P20">1. <text:span text:style-name="T10">Calcula el valor mínimo de la variable (columna) 5</text:span></text:p>
        <text:list xml:id="list776545545675344754" text:style-name="L6">
          <text:list-item>
            <text:p text:style-name="P25"><text:span text:style-name="T12">Archivos</text:span>: Min.java, MinMapper.java, MinReducer.java</text:p>
          </text:list-item>
          <text:list-item>
            <text:p text:style-name="P25"><text:span text:style-name="T12">Salida</text:span>:</text:p>
          </text:list-item>
        </text:list>
        <text:p text:style-name="P24">Min:<text:tab/>-13.0</text:p>
        <text:p text:style-name="P21"/>
        <text:p text:style-name="P22"><text:span text:style-name="T10">2</text:span>. <text:span text:style-name="T10">Calcula el valor máximo de la variable (columna) 5</text:span></text:p>
        <text:list xml:id="list3070937479376817031" text:style-name="L7">
          <text:list-item>
            <text:p text:style-name="P26"><text:span text:style-name="T12">Archivos</text:span>: Max.java, MaxMapper.java, MaxReducer.java</text:p>
          </text:list-item>
          <text:list-item>
            <text:p text:style-name="P26"><text:span text:style-name="T12">Salida</text:span>:</text:p>
          </text:list-item>
        </text:list>
        <text:p text:style-name="P24">Max:<text:tab/>10.0</text:p>
        <text:p text:style-name="P21"/>
        <text:p text:style-name="P22"><text:span text:style-name="T10">3</text:span>. <text:span text:style-name="T10">Calcula al mismo tiempo los valores máximo y mínimo de la variable 5</text:span></text:p>
        <text:list xml:id="list6377352581375566317" text:style-name="L8">
          <text:list-item>
            <text:p text:style-name="P27"><text:span text:style-name="T12">Archivos</text:span>: MaxMin.java, MaxMinMapper.java, MaxMinReducer.java</text:p>
          </text:list-item>
          <text:list-item>
            <text:p text:style-name="P27"><text:span text:style-name="T12">Salida</text:span>:</text:p>
          </text:list-item>
        </text:list>
        <text:p text:style-name="P24">Max:<text:tab/>10.0</text:p>
        <text:p text:style-name="P24">Min:<text:tab/>-13.0</text:p>
        <text:p text:style-name="P21"/>
        <text:p text:style-name="P11">4. Calcula los valores máximo y mínimo de todas las variables (salvo la última, que es la etiqueta de clase)</text:p>
        <text:list xml:id="list5755745124793176972" text:style-name="L9">
          <text:list-item>
            <text:p text:style-name="P28"><text:span text:style-name="T12">Archivos</text:span>: MaxMinAll.java, MaxMinAllMapper.java, MaxMinAllReducer.java</text:p>
          </text:list-item>
          <text:list-item>
            <text:p text:style-name="P28"><text:span text:style-name="T12">Salida</text:span>: </text:p>
          </text:list-item>
        </text:list>
        <text:p text:style-name="P24">Max 1:<text:tab/>0.186</text:p>
        <text:p text:style-name="P24">Min 1: <text:s/>0.0</text:p>
        <text:p text:style-name="P24">Max 2:<text:tab/>10.0</text:p>
        <text:p text:style-name="P24">Min 2:<text:tab/>-15.0</text:p>
        <text:p text:style-name="P24">Max 3:<text:tab/>8.0</text:p>
        <text:p text:style-name="P24">Min 3:<text:tab/>-15.0</text:p>
        <text:p text:style-name="P24">Max 4:<text:tab/>9.0</text:p>
        <text:p text:style-name="P24">Min 4:<text:tab/>-15.0</text:p>
        <text:p text:style-name="P24">Max 5:<text:tab/>10.0</text:p>
        <text:p text:style-name="P24">Min 5:<text:tab/>-13.0</text:p>
        <text:p text:style-name="P24">Max 6:<text:tab/>9.0</text:p>
        <text:p text:style-name="P24">Min 6:<text:tab/>-13.0</text:p>
        <text:p text:style-name="P24">Max 7:<text:tab/>10.0</text:p>
        <text:p text:style-name="P24">Min 7:<text:tab/>-13.0</text:p>
        <text:p text:style-name="P24">Max 8:<text:tab/>7.0</text:p>
        <text:p text:style-name="P24">Min 8:<text:tab/>-15.0</text:p>
        <text:p text:style-name="P24">Max 9:<text:tab/>9.0</text:p>
        <text:p text:style-name="P24">Min 9:<text:tab/>-14.0</text:p>
        <text:p text:style-name="P24">Max 0:<text:tab/>0.926</text:p>
        <text:p text:style-name="P24">Min 0:<text:tab/>0.039</text:p>
        <text:p text:style-name="P21"><text:soft-page-break/></text:p>
        <text:p text:style-name="P11">5. Realizar la media de la variable 5</text:p>
        <text:list xml:id="list8039643458714831705" text:style-name="L10">
          <text:list-item>
            <text:p text:style-name="P29"><text:span text:style-name="T12">Archivos</text:span>: <text:span text:style-name="T11">Avg.java, AvgMapper.java, AvgReducer.java</text:span></text:p>
          </text:list-item>
          <text:list-item>
            <text:p text:style-name="P30"><text:span text:style-name="T12">Salida</text:span>: </text:p>
          </text:list-item>
        </text:list>
        <text:p text:style-name="P35">Avg:<text:tab/>-1.2354093582139625</text:p>
        <text:p text:style-name="P35"/>
        <text:p text:style-name="P11">6. Obtener la media de todas las variables (salvo la clase)</text:p>
        <text:list xml:id="list6562855197310826154" text:style-name="L11">
          <text:list-item>
            <text:p text:style-name="P31"><text:span text:style-name="T12">Archivos</text:span>: <text:span text:style-name="T11">AvgAll.java AvgAllMapper.java AvgAllReducer.java</text:span></text:p>
          </text:list-item>
          <text:list-item>
            <text:p text:style-name="P32"><text:span text:style-name="T12">Salida</text:span>: </text:p>
          </text:list-item>
        </text:list>
        <text:p text:style-name="P35">Avg 1:<text:tab/>0.05522961720265976</text:p>
        <text:p text:style-name="P35">Avg 2:<text:tab/>-2.146706610502992</text:p>
        <text:p text:style-name="P35">Avg 3:<text:tab/>-1.3587671160129455</text:p>
        <text:p text:style-name="P35">Avg 4:<text:tab/>-1.6588393726224624</text:p>
        <text:p text:style-name="P35">Avg 5:<text:tab/>-1.2354093582139625</text:p>
        <text:p text:style-name="P35">Avg 6:<text:tab/>-2.2260543199540925</text:p>
        <text:p text:style-name="P35">Avg 7:<text:tab/>-1.5609223677950506</text:p>
        <text:p text:style-name="P35">Avg 8:<text:tab/>-1.7251840805658227</text:p>
        <text:p text:style-name="P35">Avg 9:<text:tab/>-1.6793301243109373</text:p>
        <text:p text:style-name="P35">Avg 0:<text:tab/>0.2508627955543515</text:p>
        <text:p text:style-name="P24"/>
        <text:p text:style-name="P11">7. Comprobar si el conjunto de datos EXBDL14 es balanceado o no balanceado, es decir, que el ratio entre las clases sea menor o mayor que 1.5 respectivamente.</text:p>
        <text:list xml:id="list2974368535086787487" text:style-name="L12">
          <text:list-item>
            <text:p text:style-name="P33"><text:span text:style-name="T12">Archivos</text:span>: <text:span text:style-name="T11">Balanced.java, BalancedMapper.java, BalancedReducer.java</text:span></text:p>
          </text:list-item>
          <text:list-item>
            <text:p text:style-name="P34"><text:span text:style-name="T12">Salida</text:span>: </text:p>
          </text:list-item>
        </text:list>
        <text:p text:style-name="P35">Ratio:<text:tab/>45.0</text:p>
        <text:p text:style-name="P35">(El conjunto de datos no es balanceado dado que el ratio entre las clases es mayor que 1.5)</text:p>
        <text:p text:style-name="P35"/>
        <text:p text:style-name="P11">8. Cálculo del coeficiente de correlación entre todas las parejas de variables</text:p>
        <text:p text:style-name="P37"><text:span text:style-name="T8"/></text:p>
        <text:p text:style-name="P38"><text:span text:style-name="T8">O</text:span><text:span text:style-name="T7">bjetivo N.º </text:span><text:span text:style-name="T9">2</text:span></text:p>
        <text:p text:style-name="P13">Minería de Datos en Big Data</text:p>
        <text:p text:style-name="P10">Utilizando la herramienta Apache Mahout 1 , realizar los siguientes cálculos sobre el conjunto de datos KDDCUP’99 situado en vuestra carpeta raíz (dividido en <text:span text:style-name="T13">dos</text:span> partes: en 10% y 100%):</text:p>
        <text:p text:style-name="P10"/>
        <text:list xml:id="list935427823032015873" text:style-name="L1">
          <text:list-item>
            <text:p text:style-name="P16">Ejecutar el algoritmo “Random Forest” sobre ambos conjuntos de datos y comprueba el rendimiento alcanzado de acuerdo a los siguientes casos:</text:p>
          </text:list-item>
        </text:list>
        <text:list xml:id="list1534714672512890786" text:style-name="L2">
          <text:list-item>
            <text:list>
              <text:list-item>
                <text:list>
                  <text:list-item>
                    <text:p text:style-name="P17">Número de Maps:</text:p>
                    <text:list>
                      <text:list-item>
                        <text:p text:style-name="P17">1 (secuencial), 32, 64</text:p>
                      </text:list-item>
                    </text:list>
                  </text:list-item>
                  <text:list-item>
                    <text:p text:style-name="P17">Número de árboles:</text:p>
                    <text:list>
                      <text:list-item>
                        <text:p text:style-name="P17">100 árbole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list xml:id="list214228762892554" text:continue-list="list935427823032015873" text:style-name="L1">
          <text:list-item>
            <text:p text:style-name="P16">Del punto anterior, obtener una tabla que indique los siguientes datos:</text:p>
          </text:list-item>
        </text:list>
        <text:p text:style-name="P10"/>
        <table:table table:name="Tabla1" table:style-name="Tabla1">
          <table:table-column table:style-name="Tabla1.A" table:number-columns-repeated="8"/>
          <table:table-column table:style-name="Tabla1.I"/>
          <table:table-row>
            <table:table-cell table:style-name="Tabla1.A1" table:number-rows-spanned="2" office:value-type="string">
              <text:p text:style-name="P40"/>
              <text:p text:style-name="P40">Ejecución</text:p>
            </table:table-cell>
            <table:table-cell table:style-name="Tabla1.A1" table:number-columns-spanned="3" office:value-type="string">
              <text:p text:style-name="P41">Características del modelo</text:p>
            </table:table-cell>
            <table:covered-table-cell/>
            <table:covered-table-cell/>
            <table:table-cell table:style-name="Tabla1.A1" table:number-columns-spanned="4" office:value-type="string">
              <text:p text:style-name="P42">Medidas de calidad</text:p>
            </table:table-cell>
            <table:covered-table-cell/>
            <table:covered-table-cell/>
            <table:covered-table-cell/>
            <table:table-cell table:style-name="Tabla1.I1" table:number-rows-spanned="2" office:value-type="string">
              <text:p text:style-name="P42">Tiempo de ejecución para entrenamiento</text:p>
            </table:table-cell>
          </table:table-row>
          <table:table-row>
            <table:covered-table-cell/>
            <table:table-cell table:style-name="Tabla1.B2" office:value-type="string">
              <text:p text:style-name="P40">Número de nodos</text:p>
            </table:table-cell>
            <table:table-cell table:style-name="Tabla1.B2" office:value-type="string">
              <text:p text:style-name="P41">Número de nodos promedio</text:p>
            </table:table-cell>
            <table:table-cell table:style-name="Tabla1.B2" office:value-type="string">
              <text:p text:style-name="P41">Profundidad máxima promedia</text:p>
            </table:table-cell>
            <table:table-cell table:style-name="Tabla1.B2" office:value-type="string">
              <text:p text:style-name="P42">Kappa</text:p>
            </table:table-cell>
            <table:table-cell table:style-name="Tabla1.B2" office:value-type="string">
              <text:p text:style-name="P42">Exactitud</text:p>
            </table:table-cell>
            <table:table-cell table:style-name="Tabla1.B2" office:value-type="string">
              <text:p text:style-name="P42">Confiabilidad</text:p>
            </table:table-cell>
            <table:table-cell table:style-name="Tabla1.B2" office:value-type="string">
              <text:p text:style-name="P42">Confiabilidad (desviación estándar)</text:p>
            </table:table-cell>
            <table:covered-table-cell/>
          </table:table-row>
          <table:table-row>
            <table:table-cell table:style-name="Tabla1.A3" office:value-type="string">
              <text:p text:style-name="P42">10%, 1 map</text:p>
            </table:table-cell>
            <table:table-cell table:style-name="Tabla1.G3" office:value-type="string">
              <text:p text:style-name="P43">17759</text:p>
            </table:table-cell>
            <table:table-cell table:style-name="Tabla1.G3" office:value-type="string">
              <text:p text:style-name="P43">177</text:p>
            </table:table-cell>
            <table:table-cell table:style-name="Tabla1.G3" office:value-type="string">
              <text:p text:style-name="P43">7</text:p>
            </table:table-cell>
            <table:table-cell table:style-name="Tabla1.G3" office:value-type="string">
              <text:p text:style-name="P43">-0.5406</text:p>
            </table:table-cell>
            <table:table-cell table:style-name="Tabla1.G3" office:value-type="string">
              <text:p text:style-name="P43">99.9979%</text:p>
            </table:table-cell>
            <table:table-cell table:style-name="Tabla1.G3" office:value-type="string">
              <text:p text:style-name="P43">66.6632%</text:p>
            </table:table-cell>
            <table:table-cell table:style-name="Tabla1.H3" office:value-type="string">
              <text:p text:style-name="P43">0.5773</text:p>
            </table:table-cell>
            <table:table-cell table:style-name="Tabla1.I3" office:value-type="string">
              <text:p text:style-name="P43">12m 9s 265</text:p>
            </table:table-cell>
          </table:table-row>
          <table:table-row>
            <table:table-cell table:style-name="Tabla1.A8" office:value-type="string">
              <text:p text:style-name="P42">10%, 32 maps</text:p>
            </table:table-cell>
            <table:table-cell table:style-name="Tabla1.B4" office:value-type="string">
              <text:p text:style-name="P43">6529</text:p>
            </table:table-cell>
            <table:table-cell table:style-name="Tabla1.G8" office:value-type="string">
              <text:p text:style-name="P43">65</text:p>
            </table:table-cell>
            <table:table-cell table:style-name="Tabla1.G8" office:value-type="string">
              <text:p text:style-name="P43">5</text:p>
            </table:table-cell>
            <table:table-cell table:style-name="Tabla1.G8" office:value-type="string">
              <text:p text:style-name="P43">-0.5406</text:p>
            </table:table-cell>
            <table:table-cell table:style-name="Tabla1.G8" office:value-type="string">
              <text:p text:style-name="P43">99.9804%</text:p>
            </table:table-cell>
            <table:table-cell table:style-name="Tabla1.G8" office:value-type="string">
              <text:p text:style-name="P43">66.6559%</text:p>
            </table:table-cell>
            <table:table-cell table:style-name="Tabla1.H8" office:value-type="string">
              <text:p text:style-name="P43">0.5773</text:p>
            </table:table-cell>
            <table:table-cell table:style-name="Tabla1.I8" office:value-type="string">
              <text:p text:style-name="P43">16s 564</text:p>
            </table:table-cell>
          </table:table-row>
          <table:table-row>
            <table:table-cell table:style-name="Tabla1.A8" office:value-type="string">
              <text:p text:style-name="P42">10% , 64 maps</text:p>
            </table:table-cell>
            <table:table-cell table:style-name="Tabla1.G8" office:value-type="string">
              <text:p text:style-name="P43">4315</text:p>
            </table:table-cell>
            <table:table-cell table:style-name="Tabla1.G8" office:value-type="string">
              <text:p text:style-name="P43">43</text:p>
            </table:table-cell>
            <table:table-cell table:style-name="Tabla1.G8" office:value-type="string">
              <text:p text:style-name="P43">4</text:p>
            </table:table-cell>
            <table:table-cell table:style-name="Tabla1.G8" office:value-type="string">
              <text:p text:style-name="P43">-0.5405</text:p>
            </table:table-cell>
            <table:table-cell table:style-name="Tabla1.G8" office:value-type="string">
              <text:p text:style-name="P43">99.9279%</text:p>
            </table:table-cell>
            <table:table-cell table:style-name="Tabla1.G8" office:value-type="string">
              <text:p text:style-name="P43">66.6341%</text:p>
            </table:table-cell>
            <table:table-cell table:style-name="Tabla1.H8" office:value-type="string">
              <text:p text:style-name="P43">0.5771</text:p>
            </table:table-cell>
            <table:table-cell table:style-name="Tabla1.I8" office:value-type="string">
              <text:p text:style-name="P43">18s 13</text:p>
            </table:table-cell>
          </table:table-row>
          <table:table-row>
            <table:table-cell table:style-name="Tabla1.A8" office:value-type="string">
              <text:p text:style-name="P42">100%, 1 map</text:p>
            </table:table-cell>
            <table:table-cell table:style-name="Tabla1.G8" office:value-type="string">
              <text:p text:style-name="P43">31818</text:p>
            </table:table-cell>
            <table:table-cell table:style-name="Tabla1.G8" office:value-type="string">
              <text:p text:style-name="P43">318</text:p>
            </table:table-cell>
            <table:table-cell table:style-name="Tabla1.G8" office:value-type="string">
              <text:p text:style-name="P43">9</text:p>
            </table:table-cell>
            <table:table-cell table:style-name="Tabla1.G8" office:value-type="string">
              <text:p text:style-name="P43">-0.4721</text:p>
            </table:table-cell>
            <table:table-cell table:style-name="Tabla1.G8" office:value-type="string">
              <text:p text:style-name="P43">99.9992%</text:p>
            </table:table-cell>
            <table:table-cell table:style-name="Tabla1.G8" office:value-type="string">
              <text:p text:style-name="P43">66.6658%</text:p>
            </table:table-cell>
            <table:table-cell table:style-name="Tabla1.H8" office:value-type="string">
              <text:p text:style-name="P43">0.5773</text:p>
            </table:table-cell>
            <table:table-cell table:style-name="Tabla1.I8" office:value-type="string">
              <text:p text:style-name="P43">3h 16m 26s 999</text:p>
            </table:table-cell>
          </table:table-row>
          <table:table-row>
            <table:table-cell table:style-name="Tabla1.A8" office:value-type="string">
              <text:p text:style-name="P42">100%, 32 maps</text:p>
            </table:table-cell>
            <table:table-cell table:style-name="Tabla1.G8" office:value-type="string">
              <text:p text:style-name="P43">14442</text:p>
            </table:table-cell>
            <table:table-cell table:style-name="Tabla1.G8" office:value-type="string">
              <text:p text:style-name="P43">144</text:p>
            </table:table-cell>
            <table:table-cell table:style-name="Tabla1.G8" office:value-type="string">
              <text:p text:style-name="P43">7</text:p>
            </table:table-cell>
            <table:table-cell table:style-name="Tabla1.G8" office:value-type="string">
              <text:p text:style-name="P43">-0.4721</text:p>
            </table:table-cell>
            <table:table-cell table:style-name="Tabla1.G8" office:value-type="string">
              <text:p text:style-name="P43">99.9971%</text:p>
            </table:table-cell>
            <table:table-cell table:style-name="Tabla1.G8" office:value-type="string">
              <text:p text:style-name="P43">66.6639%</text:p>
            </table:table-cell>
            <table:table-cell table:style-name="Tabla1.H8" office:value-type="string">
              <text:p text:style-name="P43">0.5773</text:p>
            </table:table-cell>
            <table:table-cell table:style-name="Tabla1.I8" office:value-type="string">
              <text:p text:style-name="P43">25s 107</text:p>
            </table:table-cell>
          </table:table-row>
          <table:table-row>
            <table:table-cell table:style-name="Tabla1.A8" office:value-type="string">
              <text:p text:style-name="P42">100%, 64 maps</text:p>
            </table:table-cell>
            <table:table-cell table:style-name="Tabla1.G8" office:value-type="string">
              <text:p text:style-name="P43">11082</text:p>
            </table:table-cell>
            <table:table-cell table:style-name="Tabla1.G8" office:value-type="string">
              <text:p text:style-name="P43">110</text:p>
            </table:table-cell>
            <table:table-cell table:style-name="Tabla1.G8" office:value-type="string">
              <text:p text:style-name="P43">6</text:p>
            </table:table-cell>
            <table:table-cell table:style-name="Tabla1.G8" office:value-type="string">
              <text:p text:style-name="P43">-0.4721</text:p>
            </table:table-cell>
            <table:table-cell table:style-name="Tabla1.G8" office:value-type="string">
              <text:p text:style-name="P43">99.9964%</text:p>
            </table:table-cell>
            <table:table-cell table:style-name="Tabla1.G8" office:value-type="string">
              <text:p text:style-name="P43">66.6632%</text:p>
            </table:table-cell>
            <table:table-cell table:style-name="Tabla1.H8" office:value-type="string">
              <text:p text:style-name="P43">0.5773</text:p>
            </table:table-cell>
            <table:table-cell table:style-name="Tabla1.I8" office:value-type="string">
              <text:p text:style-name="P43">31s 766</text:p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tru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28f896" officeooo:paragraph-rsid="00454434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officeooo:rsid="0028f896" officeooo:paragraph-rsid="006c39b2" style:font-size-asian="10pt" style:font-style-asian="italic" style:font-size-complex="10pt" style:font-style-complex="italic"/>
    </style:style>
    <style:style style:name="MP3" style:family="paragraph" style:parent-style-name="Header">
      <style:text-properties fo:font-size="10pt" fo:font-style="italic" officeooo:rsid="0028f896" officeooo:paragraph-rsid="0028f896" style:font-size-asian="10pt" style:font-style-asian="italic" style:font-size-complex="10pt" style:font-style-complex="italic"/>
    </style:style>
    <style:style style:name="MT1" style:family="text">
      <style:text-properties officeooo:rsid="004fa815"/>
    </style:style>
    <style:style style:name="MT2" style:family="text">
      <style:text-properties officeooo:rsid="004544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loud Computing: Servicios y Aplicaciones</text:span><text:tab/><text:tab/>Germán Martínez Maldonado</text:p>
        <text:p text:style-name="MP2"><text:span text:style-name="MT2">Práctica 3 – Computación Distribuida y<text:tab/></text:span><text:tab/>Máster de Ingeniería Informática</text:p>
        <text:p text:style-name="MP2"><text:span text:style-name="MT2">Escalable con Hadoop</text:span></text:p>
      </style:header>
      <style:header-first>
        <text:p text:style-name="MP3"/>
      </style:header-first>
    </style:master-page>
    <style:master-page style:name="Landscape" style:page-layout-name="Mpm2">
      <style:header>
        <text:p text:style-name="MP2"><text:span text:style-name="MT1">Cloud Computing: Servicios y Aplicaciones</text:span><text:tab/><text:tab/><text:tab/><text:tab/><text:tab/><text:tab/>Germán Martínez Maldonado</text:p>
        <text:p text:style-name="MP2"><text:span text:style-name="MT2">Práctica 3 – Computación Distribuida y Escalable con Hadoop</text:span><text:tab/><text:tab/><text:tab/><text:tab/> <text:s text:c="8"/>Máster de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Martinez</meta:initial-creator>
    <meta:creation-date>2015-10-16T12:59:09.807545714</meta:creation-date>
    <meta:generator>LibreOffice/5.1.3.2$Linux_X86_64 LibreOffice_project/10m0$Build-2</meta:generator>
    <dc:date>2016-06-12T21:42:27.503879401</dc:date>
    <meta:editing-duration>PT14H47M19S</meta:editing-duration>
    <meta:editing-cycles>49</meta:editing-cycles>
    <meta:document-statistic meta:table-count="1" meta:image-count="0" meta:object-count="0" meta:page-count="4" meta:paragraph-count="148" meta:word-count="566" meta:character-count="3569" meta:non-whitespace-character-count="3144"/>
  </office:meta>
</office:document-meta>
</file>